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line-height="100%" style:writing-mode="lr-tb"/>
      <style:text-properties fo:font-size="32pt"/>
    </style:style>
    <style:style style:name="P5" style:family="paragraph">
      <loext:graphic-properties draw:fill="none" draw:fill-color="#ffffff"/>
      <style:paragraph-properties fo:line-height="100%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824cm" svg:y="0.76cm">
          <draw:text-box>
            <text:p text:style-name="P1"><text:span text:style-name="T1">EPISTLE</text:span></text:p>
            <text:p text:style-name="P1"><text:span text:style-name="T2">Philippians 3:4b-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3.81cm" svg:x="1.778cm" svg:y="0.508cm">
          <draw:text-box>
            <text:p text:style-name="P4"><text:span text:style-name="T3">If anyone else thinks he has reason for confidence in the flesh, I have mo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5" draw:layer="layout" svg:width="24.638cm" svg:height="4.826cm" svg:x="1.778cm" svg:y="1.016cm">
          <draw:text-box>
            <text:p text:style-name="P4"><text:span text:style-name="T4">5</text:span><text:span text:style-name="T3">circumcised on the eighth day, of the people of Israel, of the tribe of Benjamin, a Hebrew of Hebrews; as to the law, a Pharisee;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4.638cm" svg:height="6.35cm" svg:x="1.778cm" svg:y="0.762cm">
          <draw:text-box>
            <text:p text:style-name="P4"><text:span text:style-name="T4">6</text:span><text:span text:style-name="T3">as to zeal, a persecutor of the church; as to righteousness, under the law blameless. </text:span><text:span text:style-name="T4">7</text:span><text:span text:style-name="T3">But whatever gain I had, I counted as loss for the sake of Chris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5" draw:layer="layout" svg:width="24.892cm" svg:height="4.76cm" svg:x="1.547cm" svg:y="0.606cm">
          <draw:text-box>
            <text:p text:style-name="P4"><text:span text:style-name="T4">8</text:span><text:span text:style-name="T3">Indeed, I count everything as loss because of the surpassing worth of knowing Christ Jesus my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7" draw:text-style-name="P5" draw:layer="layout" svg:width="24.892cm" svg:height="5.214cm" svg:x="1.546cm" svg:y="0.628cm">
          <draw:text-box>
            <text:p text:style-name="P4"><text:span text:style-name="T5">For his sake I have suffered the loss of all things and count them as rubbish, in order that I may gain Christ </text:span><text:span text:style-name="T4">9</text:span><text:span text:style-name="T3">and be found in him,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8" draw:text-style-name="P5" draw:layer="layout" svg:width="24.638cm" svg:height="6.579cm" svg:x="1.826cm" svg:y="0.533cm">
          <draw:text-box>
            <text:p text:style-name="P4"><text:span text:style-name="T3">not having a righteousness of my own that comes from the law, but that which comes through faith in Christ, the righteousness from God that depends on faith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>
        <draw:frame draw:style-name="gr9" draw:text-style-name="P5" draw:layer="layout" svg:width="24.638cm" svg:height="7.766cm" svg:x="1.826cm" svg:y="0.556cm">
          <draw:text-box>
            <text:p text:style-name="P4"><text:span text:style-name="T4">10</text:span><text:span text:style-name="T3">that I may know him and the power of his resurrection, and may share his sufferings, becoming like him in his death, </text:span><text:span text:style-name="T4">11</text:span><text:span text:style-name="T3">that by any means possible I may attain the resurrection from the d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">
        <draw:frame draw:style-name="gr10" draw:text-style-name="P5" draw:layer="layout" svg:width="25.146cm" svg:height="5.334cm" svg:x="1.524cm" svg:y="0.508cm">
          <draw:text-box>
            <text:p text:style-name="P4"><text:span text:style-name="T3"><text:s/></text:span><text:span text:style-name="T4">12</text:span><text:span text:style-name="T3">Not that I have already obtained this or am already perfect, but I press on to make it my own, because Christ Jesus has made me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">
        <draw:frame draw:style-name="gr11" draw:text-style-name="P5" draw:layer="layout" svg:width="24.638cm" svg:height="7.928cm" svg:x="1.524cm" svg:y="0.597cm">
          <draw:text-box>
            <text:p text:style-name="P4"><text:span text:style-name="T4">13</text:span><text:span text:style-name="T3">Brothers, I do not consider that I have made it my own. But one thing I do: forgetting what lies behind and straining forward to what lies ahea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">
        <draw:frame draw:style-name="gr12" draw:text-style-name="P5" draw:layer="layout" svg:width="24.638cm" svg:height="3.467cm" svg:x="1.524cm" svg:y="0.597cm">
          <draw:text-box>
            <text:p text:style-name="P4"><text:span text:style-name="T4">14</text:span><text:span text:style-name="T3">I press on toward the goal for the prize of the upward call of God in Christ Jesus.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4T10:02:59.686000000</meta:creation-date>
    <dc:date>2019-04-03T17:24:32.173000000</dc:date>
    <meta:editing-duration>PT20M12S</meta:editing-duration>
    <meta:editing-cycles>7</meta:editing-cycles>
    <meta:generator>LibreOffice/6.1.5.2$Windows_X86_64 LibreOffice_project/90f8dcf33c87b3705e78202e3df5142b201bd805</meta:generator>
    <meta:document-statistic meta:object-count="54"/>
  </office:meta>
</office:document-meta>
</file>